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78cm" fo:min-width="1.76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306cm" fo:min-width="1.76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36cm" fo:min-width="2.04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06cm" fo:min-width="1.83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448cm" fo:min-width="1.834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306cm" fo:min-width="1.692cm"/>
    </style:style>
    <style:style style:name="gr7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8" style:family="graphic" style:parent-style-name="Outlined_20_Red">
      <style:graphic-properties draw:marker-end="Arrow" draw:marker-end-width="0.3cm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48cm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6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88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color="#0000ff" style:text-position="0% 100%" style:font-name="Liberation Serif1" fo:font-size="12pt" fo:font-style="normal" fo:font-weight="bold"/>
    </style:style>
    <style:style style:name="P6" style:family="paragraph">
      <loext:graphic-properties draw:fill="none" draw:fill-color="#ffffff"/>
      <style:text-properties fo:color="#0000ff" style:text-position="0% 100%" style:font-name="Liberation Serif1" fo:font-size="12pt" fo:font-style="normal" fo:font-weight="bold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3333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cc00" fo:font-size="14pt" style:font-size-asian="14pt" style:font-size-complex="14pt"/>
    </style:style>
    <style:style style:name="T4" style:family="text">
      <style:text-properties fo:color="#ff0000" fo:font-size="14pt" style:font-size-asian="14pt" style:font-size-complex="14pt"/>
    </style:style>
    <style:style style:name="T5" style:family="text">
      <style:text-properties fo:color="#0000ff" style:text-position="0% 100%" style:font-name="Liberation Serif1" fo:font-size="12pt" fo:font-style="normal" fo:font-weight="bold"/>
    </style:style>
    <style:style style:name="T6" style:family="text">
      <style:text-properties fo:color="#0000ff" style:text-position="0% 100%" style:font-name="Liberation Serif1" fo:font-size="12pt" fo:font-style="normal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3.2cm" svg:height="2.3cm" svg:x="1.312cm" svg:y="0.523cm">
          <text:p text:style-name="P1"><text:span text:style-name="T1">1</text:span><text:span text:style-name="T2">. </text:span><text:span text:style-name="T3">Disponib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.2cm" svg:height="2.2cm" svg:x="4.912cm" svg:y="3.423cm">
          <text:p text:style-name="P1"><text:span text:style-name="T1">5</text:span><text:span text:style-name="T2">. Carrel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2cm" svg:height="2.2cm" svg:x="4.712cm" svg:y="6.423cm">
          <text:p text:style-name="P1"><text:span text:style-name="T1">6</text:span><text:span text:style-name="T2">. In cass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3.6cm" svg:height="2.1cm" svg:x="8.512cm" svg:y="5.423cm">
          <text:p text:style-name="P1"><text:span text:style-name="T1">4</text:span><text:span text:style-name="T2">. </text:span><text:span text:style-name="T4">Acquistato /</text:span></text:p>
          <text:p text:style-name="P1"><text:span text:style-name="T4">Non disp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3.3cm" svg:height="2.2cm" svg:x="7.712cm" svg:y="0.623cm">
          <text:p text:style-name="P1"><text:span text:style-name="T1">2</text:span><text:span text:style-name="T2">. Opziona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3.3cm" svg:height="2.4cm" svg:x="0.712cm" svg:y="6.123cm">
          <text:p text:style-name="P1"><text:span text:style-name="T1">7</text:span><text:span text:style-name="T2">. Black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3.1cm" svg:height="2.2cm" svg:x="9.912cm" svg:y="2.923cm">
          <text:p text:style-name="P1"><text:span text:style-name="T1">3</text:span><text:span text:style-name="T2">. In cod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1.78cm" svg:y1="2.487cm" svg:x2="5.18cm" svg:y2="6.745cm" draw:start-shape="id1" draw:start-glue-point="7" draw:end-shape="id2" draw:end-glue-point="5" svg:d="M1780 2487c0 3204 3400 1075 3400 4258" svg:viewBox="0 0 3401 4259">
          <text:p/>
        </draw:connector>
        <draw:connector draw:style-name="gr8" draw:text-style-name="P4" draw:layer="layout" draw:type="curve" draw:line-skew="-1.307cm" svg:x1="4.044cm" svg:y1="2.487cm" svg:x2="9.039cm" svg:y2="5.73cm" draw:start-shape="id1" draw:start-glue-point="9" draw:end-shape="id3" draw:end-glue-point="5" svg:d="M4044 2487c0 493 4995-1128 4995 3243" svg:viewBox="0 0 4996 3244">
          <text:p/>
        </draw:connector>
        <draw:connector draw:style-name="gr7" draw:text-style-name="P3" draw:layer="layout" draw:type="curve" svg:x1="6.512cm" svg:y1="5.623cm" svg:x2="6.312cm" svg:y2="6.423cm" draw:start-shape="id4" draw:start-glue-point="8" draw:end-shape="id2" draw:end-glue-point="4" svg:d="M6512 5623c0 600-200 200-200 800" svg:viewBox="0 0 201 801">
          <text:p/>
        </draw:connector>
        <draw:connector draw:style-name="gr7" draw:text-style-name="P3" draw:layer="layout" draw:type="curve" svg:x1="7.644cm" svg:y1="5.301cm" svg:x2="8.512cm" svg:y2="6.473cm" draw:start-shape="id4" draw:start-glue-point="9" draw:end-shape="id3" draw:end-glue-point="6" svg:d="M7644 5301c0 782 289 1172 868 1172" svg:viewBox="0 0 869 1173">
          <text:p/>
        </draw:connector>
        <draw:connector draw:style-name="gr7" draw:text-style-name="P3" draw:layer="layout" draw:type="curve" draw:line-skew="-0.469cm" svg:x1="5.18cm" svg:y1="8.301cm" svg:x2="3.529cm" svg:y2="8.172cm" draw:start-shape="id2" draw:start-glue-point="7" draw:end-shape="id5" draw:end-glue-point="9" svg:d="M5180 8301c0 531-1651 595-1651-129" svg:viewBox="0 0 1652 536">
          <text:p/>
        </draw:connector>
        <draw:connector draw:style-name="gr7" draw:text-style-name="P3" draw:layer="layout" draw:type="curve" svg:x1="2.362cm" svg:y1="6.123cm" svg:x2="1.312cm" svg:y2="1.673cm" draw:start-shape="id5" draw:start-glue-point="4" draw:end-shape="id1" draw:end-glue-point="6" svg:d="M2362 6123c0-2475-776-2062-1226-2556s-575-1894 176-1894" svg:viewBox="0 0 1590 4451">
          <text:p/>
        </draw:connector>
        <draw:connector draw:style-name="gr7" draw:text-style-name="P3" draw:layer="layout" draw:type="curve" draw:line-skew="0.516cm" svg:x1="4.044cm" svg:y1="0.859cm" svg:x2="8.195cm" svg:y2="0.945cm" draw:start-shape="id1" draw:start-glue-point="11" draw:end-shape="id6" draw:end-glue-point="5" svg:d="M4044 859c0-481 4151-524 4151 86" svg:viewBox="0 0 4152 453">
          <text:p/>
        </draw:connector>
        <draw:connector draw:style-name="gr7" draw:text-style-name="P3" draw:layer="layout" draw:type="curve" draw:line-skew="0.831cm" svg:x1="10.529cm" svg:y1="0.945cm" svg:x2="11.462cm" svg:y2="2.923cm" draw:start-shape="id6" draw:start-glue-point="11" draw:end-shape="id7" draw:end-glue-point="4" svg:d="M10529 945c0 12 933-977 933 1978" svg:viewBox="0 0 934 2129">
          <text:p/>
        </draw:connector>
        <draw:connector draw:style-name="gr7" draw:text-style-name="P3" draw:layer="layout" draw:type="curve" draw:line-skew="-0.41cm 4.301cm 2.904cm" svg:x1="4.044cm" svg:y1="2.487cm" svg:x2="6.512cm" svg:y2="3.423cm" draw:start-shape="id1" draw:start-glue-point="9" draw:end-shape="id4" draw:end-glue-point="4" svg:d="M4044 2487c0 640 1068 427 1068 433s1400-242 1400 503" svg:viewBox="0 0 2469 937">
          <text:p/>
        </draw:connector>
        <draw:connector draw:style-name="gr7" draw:text-style-name="P3" draw:layer="layout" draw:type="curve" svg:x1="7.912cm" svg:y1="7.523cm" svg:x2="8.512cm" svg:y2="6.473cm" draw:start-shape="id2" draw:start-glue-point="10" draw:end-shape="id3" draw:end-glue-point="6" svg:d="M7912 7523c450 0 150-1050 600-1050" svg:viewBox="0 0 601 1051">
          <text:p/>
        </draw:connector>
        <draw:connector draw:style-name="gr7" draw:text-style-name="P3" draw:layer="layout" draw:type="curve" draw:line-skew="-0.96cm" svg:x1="12.558cm" svg:y1="4.801cm" svg:x2="7.444cm" svg:y2="8.301cm" draw:start-shape="id7" draw:start-glue-point="9" draw:end-shape="id2" draw:end-glue-point="9" svg:d="M12558 4801c0 5044-5114 3295-5114 3500" svg:viewBox="0 0 5115 3634">
          <text:p/>
        </draw:connector>
        <draw:frame draw:style-name="gr9" draw:text-style-name="P5" draw:layer="layout" svg:width="0.748cm" svg:height="0.962cm" svg:x="4.112cm" svg:y="0.461cm">
          <draw:text-box>
            <text:p><text:span text:style-name="T5">A</text:span></text:p>
          </draw:text-box>
        </draw:frame>
        <draw:frame draw:style-name="gr10" draw:text-style-name="P5" draw:layer="layout" svg:width="0.001cm" svg:height="0.962cm" svg:x="4.812cm" svg:y="2.061cm">
          <draw:text-box>
            <text:p><text:span text:style-name="T5">B</text:span></text:p>
          </draw:text-box>
        </draw:frame>
        <draw:frame draw:style-name="gr11" draw:text-style-name="P5" draw:layer="layout" svg:width="0.8cm" svg:height="0.962cm" svg:x="3.512cm" svg:y="2.561cm">
          <draw:text-box>
            <text:p><text:span text:style-name="T5">C</text:span></text:p>
          </draw:text-box>
        </draw:frame>
        <draw:frame draw:style-name="gr11" draw:text-style-name="P5" draw:layer="layout" svg:width="0.769cm" svg:height="0.962cm" svg:x="1.612cm" svg:y="2.561cm">
          <draw:text-box>
            <text:p><text:span text:style-name="T5">D</text:span></text:p>
          </draw:text-box>
        </draw:frame>
        <draw:frame draw:style-name="gr9" draw:text-style-name="P5" draw:layer="layout" svg:width="0.748cm" svg:height="0.962cm" svg:x="10.212cm" svg:y="0.323cm">
          <draw:text-box>
            <text:p><text:span text:style-name="T5">E</text:span></text:p>
          </draw:text-box>
        </draw:frame>
        <draw:frame draw:style-name="gr12" draw:text-style-name="P6" draw:layer="layout" svg:width="0.726cm" svg:height="0.962cm" svg:x="11.986cm" svg:y="4.823cm">
          <draw:text-box>
            <text:p><text:span text:style-name="T6">F</text:span></text:p>
          </draw:text-box>
        </draw:frame>
        <draw:frame draw:style-name="gr13" draw:text-style-name="P5" draw:layer="layout" svg:width="0.79cm" svg:height="0.962cm" svg:x="4.512cm" svg:y="8.023cm">
          <draw:text-box>
            <text:p><text:span text:style-name="T5">G</text:span></text:p>
          </draw:text-box>
        </draw:frame>
        <draw:frame draw:style-name="gr11" draw:text-style-name="P5" draw:layer="layout" svg:width="0.769cm" svg:height="0.962cm" svg:x="7.712cm" svg:y="7.361cm">
          <draw:text-box>
            <text:p><text:span text:style-name="T5">H</text:span></text:p>
          </draw:text-box>
        </draw:frame>
        <draw:frame draw:style-name="gr14" draw:text-style-name="P5" draw:layer="layout" svg:width="0.604cm" svg:height="0.962cm" svg:x="1.908cm" svg:y="5.423cm">
          <draw:text-box>
            <text:p><text:span text:style-name="T5">I</text:span></text:p>
          </draw:text-box>
        </draw:frame>
        <draw:frame draw:style-name="gr15" draw:text-style-name="P5" draw:layer="layout" svg:width="0.688cm" svg:height="0.962cm" svg:x="6.312cm" svg:y="5.461cm">
          <draw:text-box>
            <text:p><text:span text:style-name="T5">J</text:span></text:p>
          </draw:text-box>
        </draw:frame>
        <draw:frame draw:style-name="gr9" draw:text-style-name="P5" draw:layer="layout" svg:width="0.748cm" svg:height="0.962cm" svg:x="7.512cm" svg:y="5.123cm">
          <draw:text-box>
            <text:p><text:span text:style-name="T5">K</text:span></text:p>
          </draw:text-box>
        </draw:frame>
        <draw:connector draw:style-name="gr16" draw:text-style-name="P7" draw:layer="layout" draw:type="curve" draw:line-skew="-0.831cm -0.584cm" svg:x1="8.195cm" svg:y1="2.501cm" svg:x2="4.512cm" svg:y2="1.673cm" draw:start-shape="id6" draw:start-glue-point="7" draw:end-shape="id1" draw:end-glue-point="10" svg:d="M8195 2501c0-12-1334-10-1874-214s-285-614-1809-614" svg:viewBox="0 0 3684 829">
          <text:p/>
        </draw:connector>
        <draw:frame draw:style-name="gr9" draw:text-style-name="P5" draw:layer="layout" svg:width="0.748cm" svg:height="0.962cm" svg:x="7.164cm" svg:y="1.923cm">
          <draw:text-box>
            <text:p><text:span text:style-name="T5">L</text:span></text:p>
          </draw:text-box>
        </draw:frame>
        <draw:connector draw:style-name="gr16" draw:text-style-name="P7" draw:layer="layout" draw:type="curve" draw:line-skew="1.145cm 2.326cm" svg:x1="9.912cm" svg:y1="4.023cm" svg:x2="10.312cm" svg:y2="5.423cm" draw:start-shape="id7" draw:start-glue-point="6" draw:end-shape="id3" draw:end-glue-point="4" svg:d="M9912 4023c-1134 0-946 363-562 460s962-72 962 940" svg:viewBox="0 0 1260 1401">
          <text:p/>
        </draw:connector>
        <draw:frame draw:style-name="gr9" draw:text-style-name="P5" draw:layer="layout" svg:width="0.748cm" svg:height="0.962cm" svg:x="9.112cm" svg:y="3.461cm">
          <draw:text-box>
            <text:p><text:span text:style-name="T5">M</text:span></text:p>
          </draw:text-box>
        </draw:frame>
        <draw:connector draw:style-name="gr16" draw:text-style-name="P7" draw:layer="layout" draw:type="curve" svg:x1="4.912cm" svg:y1="4.523cm" svg:x2="2.912cm" svg:y2="2.823cm" draw:start-shape="id4" draw:start-glue-point="6" draw:end-shape="id1" draw:end-glue-point="8" svg:d="M4912 4523c-1334 0-2000-566-2000-1700" svg:viewBox="0 0 2001 1701">
          <text:p/>
        </draw:connector>
        <draw:frame draw:style-name="gr9" draw:text-style-name="P5" draw:layer="layout" svg:width="0.748cm" svg:height="0.962cm" svg:x="4.264cm" svg:y="3.961cm">
          <draw:text-box>
            <text:p><text:span text:style-name="T5">N</text:span></text:p>
          </draw:text-box>
        </draw:frame>
        <draw:connector draw:style-name="gr16" draw:text-style-name="P7" draw:layer="layout" draw:type="curve" draw:line-skew="0.859cm 0.682cm" svg:x1="2.362cm" svg:y1="8.523cm" svg:x2="13.012cm" svg:y2="4.023cm" draw:start-shape="id5" draw:start-glue-point="8" draw:end-shape="id7" draw:end-glue-point="10" svg:d="M2362 8523c0 2040 5917 1700 9023 65s3401-4565 1627-4565" svg:viewBox="0 0 11739 5914">
          <text:p/>
        </draw:connector>
        <draw:frame draw:style-name="gr13" draw:text-style-name="P5" draw:layer="layout" svg:width="0.79cm" svg:height="0.962cm" svg:x="1.722cm" svg:y="8.323cm">
          <draw:text-box>
            <text:p><text:span text:style-name="T5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19:31:06.644377979</meta:creation-date>
    <dc:date>2019-02-11T13:36:20.158721842</dc:date>
    <meta:editing-duration>PT1H22M50S</meta:editing-duration>
    <meta:editing-cycles>10</meta:editing-cycles>
    <meta:generator>LibreOffice/6.1.5.1$Linux_X86_64 LibreOffice_project/10$Build-1</meta:generator>
    <meta:document-statistic meta:object-count="37"/>
  </office:meta>
</office:document-meta>
</file>